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draw:marker-start="Arrow" draw:marker-start-width="0.279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9900ff" draw:marker-start="Arrow" draw:marker-start-width="0.279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76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9900ff" draw:marker-start-width="0.376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76cm" draw:marker-end-width="0.376cm" draw:fill="solid" draw:fill-color="#ccffcc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000000" draw:marker-start-width="0.376cm" draw:marker-end-width="0.376cm" draw:fill="solid" draw:fill-color="#ccffcc" draw:textarea-horizontal-align="left" draw:auto-grow-height="true" draw:auto-grow-width="true" fo:min-height="0.114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color="#9900ff" fo:font-size="14pt" style:font-size-asian="14pt" style:font-size-complex="14pt"/>
    </style:style>
    <style:style style:name="P6" style:family="paragraph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9900ff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17cm" svg:height="4.491cm" svg:x="1.949cm" svg:y="2.564cm">
          <text:p text:style-name="P1"><text:span text:style-name="T1">Server</text:span><text:span text:style-name="T2">:</text:span></text:p>
          <text:p text:style-name="P1"><text:span text:style-name="T2">Serves socket,</text:span></text:p>
          <text:p text:style-name="P1"><text:span text:style-name="T2">Accepts two connection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17cm" svg:height="4.491cm" svg:x="7.949cm" svg:y="2.564cm">
          <text:p text:style-name="P1"><text:span text:style-name="T1">Client</text:span><text:span text:style-name="T2">:</text:span></text:p>
          <text:p text:style-name="P1"><text:span text:style-name="T2">Requests two connection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86cm" svg:height="1.186cm" svg:x="4.207cm" svg:y="4.918cm">
          <text:p text:style-name="P1"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86cm" svg:height="1.186cm" svg:x="10.466cm" svg:y="4.876cm">
          <text:p text:style-name="P1"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29cm" svg:height="0.806cm" svg:x="2.493cm" svg:y="5.627cm">
          <draw:text-box>
            <text:p text:style-name="P4"><text:span text:style-name="T4">socket</text:span></text:p>
          </draw:text-box>
        </draw:frame>
        <draw:path draw:style-name="gr4" draw:text-style-name="P1" draw:layer="layout" svg:width="4.961cm" svg:height="1.385cm" draw:transform="rotate (0.309272343453395) translate (5.38099999989172cm 5.45399999966113cm)" svg:viewBox="0 0 4962 1386" svg:d="M0 0c2714 0 4962 1386 4962 1386">
          <text:p/>
        </draw:path>
        <draw:path draw:style-name="gr5" draw:text-style-name="P1" draw:layer="layout" svg:width="4.979cm" svg:height="1.436cm" draw:transform="skewX (-0.0226892802759262) rotate (2.82062660414804) translate (10.1067176691635cm 7.1871210225405cm)" svg:viewBox="0 0 4980 1437" svg:d="M4980 0c-2724 0-4980 1437-4980 1437">
          <text:p/>
        </draw:path>
        <draw:frame draw:style-name="gr3" draw:text-style-name="P4" draw:layer="layout" svg:width="1.848cm" svg:height="0.806cm" svg:x="7.893cm" svg:y="4.291cm">
          <draw:text-box>
            <text:p text:style-name="P4"><text:span text:style-name="T4">conn1</text:span></text:p>
          </draw:text-box>
        </draw:frame>
        <draw:frame draw:style-name="gr3" draw:text-style-name="P5" draw:layer="layout" svg:width="1.848cm" svg:height="0.806cm" svg:x="7.979cm" svg:y="6.007cm">
          <draw:text-box>
            <text:p text:style-name="P5"><text:span text:style-name="T5">conn2</text:span></text:p>
          </draw:text-box>
        </draw:frame>
        <draw:custom-shape draw:style-name="gr1" draw:text-style-name="P2" draw:layer="layout" svg:width="6.017cm" svg:height="5.38cm" svg:x="1.949cm" svg:y="7.564cm">
          <text:p text:style-name="P1"><text:span text:style-name="T1">Server</text:span><text:span text:style-name="T2">: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17cm" svg:height="5.38cm" svg:x="7.949cm" svg:y="7.564cm">
          <text:p text:style-name="P1"><text:span text:style-name="T1">Client</text:span><text:span text:style-name="T2">: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146cm" svg:y1="10.698cm" svg:x2="12.774cm" svg:y2="11.355cm">
          <text:p/>
        </draw:line>
        <draw:line draw:style-name="gr6" draw:text-style-name="P1" draw:layer="layout" svg:x1="4.746cm" svg:y1="10.698cm" svg:x2="2.966cm" svg:y2="11.355cm">
          <text:p/>
        </draw:line>
        <draw:custom-shape draw:style-name="gr2" draw:text-style-name="P3" draw:layer="layout" svg:width="1.186cm" svg:height="1.186cm" svg:x="4.21cm" svg:y="10.118cm">
          <text:p text:style-name="P1"><text:span text:style-name="T3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703cm" svg:y1="12.054cm" svg:x2="2.966cm" svg:y2="11.356cm">
          <text:p/>
        </draw:line>
        <draw:custom-shape draw:style-name="gr2" draw:text-style-name="P3" draw:layer="layout" svg:width="1.186cm" svg:height="1.186cm" svg:x="4.211cm" svg:y="11.518cm">
          <text:p text:style-name="P1"><text:span text:style-name="T3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185cm" svg:y1="12.054cm" svg:x2="12.774cm" svg:y2="11.356cm">
          <text:p/>
        </draw:line>
        <draw:custom-shape draw:style-name="gr2" draw:text-style-name="P3" draw:layer="layout" svg:width="1.186cm" svg:height="1.186cm" svg:x="10.47cm" svg:y="11.476cm">
          <text:p text:style-name="P1"><text:span text:style-name="T3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777cm" svg:height="0.806cm" svg:x="5.283cm" svg:y="11.707cm">
          <draw:text-box>
            <text:p text:style-name="P5"><text:span text:style-name="T5">0</text:span></text:p>
          </draw:text-box>
        </draw:frame>
        <draw:path draw:style-name="gr7" draw:text-style-name="P1" draw:layer="layout" svg:width="5.094cm" svg:height="1.354cm" draw:transform="rotate (0.02460914245312) translate (5.381cm 10.613cm)" svg:viewBox="0 0 5095 1355" svg:d="M0 0c2564 0 5095 1355 5095 1355">
          <text:p/>
        </draw:path>
        <draw:path draw:style-name="gr8" draw:text-style-name="P1" draw:layer="layout" svg:width="5.218cm" svg:height="1.354cm" draw:transform="skewX (0.000872664625997165) rotate (-0.0240855436775223) translate (5.35181748211048cm 10.4743170181906cm)" svg:viewBox="0 0 5219 1355" svg:d="M5219 0c-2626 0-5219 1355-5219 1355">
          <text:p/>
        </draw:path>
        <draw:frame draw:style-name="gr3" draw:text-style-name="P4" draw:layer="layout" svg:width="0.777cm" svg:height="0.806cm" svg:x="9.884cm" svg:y="11.707cm">
          <draw:text-box>
            <text:p text:style-name="P4"><text:span text:style-name="T4">0</text:span></text:p>
          </draw:text-box>
        </draw:frame>
        <draw:frame draw:style-name="gr3" draw:text-style-name="P4" draw:layer="layout" svg:width="0.777cm" svg:height="0.806cm" svg:x="5.283cm" svg:y="9.907cm">
          <draw:text-box>
            <text:p text:style-name="P4"><text:span text:style-name="T4">1</text:span></text:p>
          </draw:text-box>
        </draw:frame>
        <draw:frame draw:style-name="gr3" draw:text-style-name="P5" draw:layer="layout" svg:width="0.777cm" svg:height="0.806cm" svg:x="9.884cm" svg:y="9.907cm">
          <draw:text-box>
            <text:p text:style-name="P5"><text:span text:style-name="T5">1</text:span></text:p>
          </draw:text-box>
        </draw:frame>
        <draw:custom-shape draw:style-name="gr2" draw:text-style-name="P3" draw:layer="layout" svg:width="1.186cm" svg:height="1.186cm" svg:x="10.469cm" svg:y="10.076cm">
          <text:p text:style-name="P1"><text:span text:style-name="T3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809cm" svg:y1="9.258cm" svg:x2="11.037cm" svg:y2="9.236cm">
          <text:p/>
        </draw:line>
        <draw:custom-shape draw:style-name="gr2" draw:text-style-name="P3" draw:layer="layout" svg:width="1.186cm" svg:height="1.186cm" svg:x="4.209cm" svg:y="8.718cm">
          <text:p text:style-name="P1"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86cm" svg:height="1.186cm" svg:x="10.468cm" svg:y="8.676cm">
          <text:p text:style-name="P1"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.817cm" svg:height="0.771cm" svg:x="6.44cm" svg:y="8.855cm">
          <draw:text-box>
            <text:p><text:span text:style-name="T2">calling wait()</text:span></text:p>
          </draw:text-box>
        </draw:frame>
        <draw:frame draw:style-name="gr10" draw:text-style-name="P2" draw:layer="layout" svg:width="1.657cm" svg:height="1.241cm" svg:x="2.293cm" svg:y="10.601cm">
          <draw:text-box>
            <text:p text:style-name="P1"><text:span text:style-name="T2">execlp</text:span></text:p>
            <text:p text:style-name="P1"><text:span text:style-name="T2">cat</text:span></text:p>
          </draw:text-box>
        </draw:frame>
        <draw:frame draw:style-name="gr10" draw:text-style-name="P2" draw:layer="layout" svg:width="1.657cm" svg:height="1.241cm" svg:x="11.933cm" svg:y="10.454cm">
          <draw:text-box>
            <text:p text:style-name="P1"><text:span text:style-name="T2">execlp</text:span></text:p>
            <text:p text:style-name="P1"><text:span text:style-name="T2">c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2-03-07T15:25:02</meta:creation-date>
    <dc:date>2016-04-13T11:03:30.205723000</dc:date>
    <meta:editing-duration>PT6H15M28S</meta:editing-duration>
    <meta:editing-cycles>7</meta:editing-cycles>
    <meta:generator>LibreOffice/4.2.8.2$MacOSX_x86 LibreOffice_project/48d50dbfc06349262c9d50868e5c1f630a573ebd</meta:generator>
    <meta:document-statistic meta:object-count="31"/>
  </office:meta>
</office:document-meta>
</file>